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8pt" style:font-size-asian="8pt" style:font-size-complex="8pt"/>
    </style:style>
    <style:style style:name="P2" style:family="paragraph" style:parent-style-name="Standard">
      <style:text-properties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5" style:family="paragraph" style:parent-style-name="Standard">
      <style:paragraph-properties fo:text-align="center"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6" style:family="paragraph" style:parent-style-name="Standard">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7"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center" style:justify-single-word="false"/>
      <style:text-properties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fo:font-size="10.5pt" style:font-size-asian="10.5pt" style:font-size-complex="10.5pt"/>
    </style:style>
    <style:style style:name="P12" style:family="paragraph" style:parent-style-name="Standard">
      <style:paragraph-properties fo:margin-left="3.824cm" fo:margin-right="0cm" fo:text-indent="0cm"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13" style:family="paragraph" style:parent-style-name="Standard">
      <style:paragraph-properties fo:margin-left="3.223cm" fo:margin-right="0cm" fo:text-indent="0cm"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14" style:family="paragraph" style:parent-style-name="Standard">
      <style:paragraph-properties fo:margin-left="1.972cm" fo:margin-right="0cm" fo:text-indent="0cm" style:auto-text-indent="false"/>
      <style:text-properties fo:font-size="8pt" fo:font-style="normal" style:text-underline-style="none" fo:font-weight="normal" style:font-size-asian="8pt" style:font-style-asian="normal" style:font-weight-asian="normal" style:font-size-complex="8pt" style:font-style-complex="normal" style:font-weight-complex="normal"/>
    </style:style>
    <style:style style:name="P15" style:family="paragraph" style:parent-style-name="Standard">
      <style:paragraph-properties fo:margin-left="0cm" fo:margin-right="0cm" fo:text-indent="0cm"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16" style:family="paragraph" style:parent-style-name="Standard">
      <style:paragraph-properties fo:margin-left="0cm" fo:margin-right="0cm" fo:text-indent="0cm" style:auto-text-indent="false">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list-style-name="L2"/>
    <style:style style:name="P18" style:family="paragraph" style:parent-style-name="Standard" style:list-style-name="L2">
      <style:text-properties fo:font-weight="bold" style:font-weight-asian="bold" style:font-weight-complex="bold"/>
    </style:style>
    <style:style style:name="P19" style:family="paragraph" style:parent-style-name="Standard" style:list-style-name="L4">
      <style:paragraph-properties fo:text-align="center" style:justify-single-word="false"/>
      <style:text-properties fo:font-weight="bold" style:font-weight-asian="bold" style:font-weight-complex="bold"/>
    </style:style>
    <style:style style:name="P20" style:family="paragraph" style:parent-style-name="Standard" style:list-style-name="L2">
      <style:text-properties fo:font-style="italic" fo:font-weight="bold" style:font-style-asian="italic" style:font-weight-asian="bold" style:font-style-complex="italic" style:font-weight-complex="bold"/>
    </style:style>
    <style:style style:name="P21" style:family="paragraph" style:parent-style-name="Standard" style:list-style-name="L2">
      <style:text-properties fo:font-style="italic" style:font-style-asian="italic" style:font-style-complex="italic"/>
    </style:style>
    <style:style style:name="P22" style:family="paragraph" style:parent-style-name="Standard" style:list-style-name="L2">
      <style:text-properties fo:font-size="8pt" fo:font-style="italic" style:font-size-asian="8pt" style:font-style-asian="italic" style:font-size-complex="8pt" style:font-style-complex="italic"/>
    </style:style>
    <style:style style:name="P23" style:family="paragraph" style:parent-style-name="Standard" style:list-style-name="L2">
      <style:text-properties fo:font-size="8pt" fo:font-style="italic" fo:font-weight="normal" style:font-size-asian="8pt" style:font-style-asian="italic" style:font-weight-asian="normal" style:font-size-complex="8pt" style:font-style-complex="italic" style:font-weight-complex="normal"/>
    </style:style>
    <style:style style:name="P24" style:family="paragraph" style:parent-style-name="Standard" style:list-style-name="L4">
      <style:text-properties fo:font-size="8pt" fo:font-style="normal" fo:font-weight="normal" style:font-size-asian="8pt" style:font-style-asian="normal" style:font-weight-asian="normal" style:font-size-complex="8pt" style:font-style-complex="normal" style:font-weight-complex="normal"/>
    </style:style>
    <style:style style:name="P25" style:family="paragraph" style:parent-style-name="Standard" style:list-style-name="L7">
      <style:text-properties fo:font-size="8pt" fo:font-style="normal" style:text-underline-style="none" fo:font-weight="normal" style:font-size-asian="8pt" style:font-style-asian="normal" style:font-weight-asian="normal" style:font-size-complex="8pt" style:font-style-complex="normal" style:font-weight-complex="normal"/>
    </style:style>
    <style:style style:name="P26" style:family="paragraph" style:parent-style-name="Standard" style:list-style-name="L3">
      <style:text-properties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Standard" style:list-style-name="L4">
      <style:text-properties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9" style:family="paragraph" style:parent-style-name="Standard" style:list-style-name="L7">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0" style:family="paragraph" style:parent-style-name="Standard">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1" style:family="paragraph" style:parent-style-name="Standard" style:list-style-name="L4"/>
    <style:style style:name="P32" style:family="paragraph" style:parent-style-name="Standard" style:list-style-name="L7"/>
    <style:style style:name="P33" style:family="paragraph" style:parent-style-name="Standard" style:list-style-name="L4">
      <style:paragraph-properties fo:text-align="center" style:justify-single-word="false"/>
      <style:text-properties fo:font-size="16pt" fo:font-weight="bold" style:font-size-asian="16pt" style:font-weight-asian="bold" style:font-size-complex="16pt" style:font-weight-complex="bold"/>
    </style:style>
    <style:style style:name="P34" style:family="paragraph" style:parent-style-name="Standard">
      <style:paragraph-properties fo:text-align="center" style:justify-single-word="false"/>
      <style:text-properties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35" style:family="paragraph" style:parent-style-name="Standard" style:list-style-name="L4">
      <style:paragraph-properties fo:text-align="center" style:justify-single-word="false"/>
      <style:text-properties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36" style:family="paragraph" style:parent-style-name="Standard" style:list-style-name="L4">
      <style:paragraph-properties fo:text-align="center"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37" style:family="paragraph" style:parent-style-name="Standard" style:list-style-name="L4">
      <style:paragraph-properties fo:text-align="start" style:justify-single-word="false"/>
      <style:text-properties fo:font-size="16pt" fo:font-style="normal" fo:font-weight="normal" fo:background-color="#ffff00" style:font-size-asian="16pt" style:font-style-asian="normal" style:font-weight-asian="normal" style:font-size-complex="16pt" style:font-style-complex="normal" style:font-weight-complex="normal"/>
    </style:style>
    <style:style style:name="P38" style:family="paragraph" style:parent-style-name="Standard" style:list-style-name="L4">
      <style:paragraph-properties fo:text-align="justify" style:justify-single-word="false"/>
    </style:style>
    <style:style style:name="P39" style:family="paragraph" style:parent-style-name="Standard" style:list-style-name="L8">
      <style:paragraph-properties fo:text-align="justify" style:justify-single-word="false"/>
    </style:style>
    <style:style style:name="P40" style:family="paragraph" style:parent-style-name="Standard" style:list-style-name="L4">
      <style:paragraph-properties fo:text-align="justify" style:justify-single-word="false"/>
      <style:text-properties fo:font-size="10.5pt" style:font-size-asian="10.5pt" style:font-size-complex="10.5pt"/>
    </style:style>
    <style:style style:name="P41" style:family="paragraph" style:parent-style-name="Standard" style:list-style-name="L10">
      <style:paragraph-properties fo:text-align="justify" style:justify-single-word="false">
        <style:tab-stops/>
      </style:paragraph-properties>
      <style:text-properties fo:font-size="9pt" style:font-size-asian="9pt" style:font-size-complex="9pt"/>
    </style:style>
    <style:style style:name="P42" style:family="paragraph" style:parent-style-name="Standard" style:list-style-name="L10">
      <style:paragraph-properties fo:text-align="justify" style:justify-single-word="false">
        <style:tab-stops/>
      </style:paragraph-properties>
      <style:text-properties fo:font-size="9pt" fo:font-style="normal" fo:font-weight="normal" style:font-size-asian="9pt" style:font-style-asian="normal" style:font-weight-asian="normal" style:font-size-complex="9pt" style:font-style-complex="normal" style:font-weight-complex="normal"/>
    </style:style>
    <style:style style:name="P43" style:family="paragraph" style:parent-style-name="Standard" style:list-style-name="L1">
      <style:paragraph-properties fo:margin-left="1.997cm" fo:margin-right="0cm" fo:text-indent="-0.769cm" style:auto-text-indent="false">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44" style:family="paragraph" style:parent-style-name="Standard" style:list-style-name="L3">
      <style:paragraph-properties fo:margin-left="-0.023cm" fo:margin-right="0cm" fo:text-indent="0cm" style:auto-text-indent="false">
        <style:tab-stops/>
      </style:paragraph-properties>
    </style:style>
    <style:style style:name="P45" style:family="paragraph" style:parent-style-name="Standard" style:list-style-name="L3">
      <style:paragraph-properties fo:margin-left="4.979cm" fo:margin-right="0cm" fo:text-indent="-0.635cm" style:auto-text-indent="false">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46" style:family="paragraph" style:parent-style-name="Standard" style:list-style-name="L5">
      <style:paragraph-properties fo:margin-left="3.824cm" fo:margin-right="0cm" fo:text-indent="0cm" style:auto-text-indent="false"/>
      <style:text-properties fo:font-size="8pt" fo:font-style="normal" fo:font-weight="normal" style:font-size-asian="8pt" style:font-style-asian="normal" style:font-weight-asian="normal" style:font-size-complex="8pt" style:font-style-complex="normal" style:font-weight-complex="normal"/>
    </style:style>
    <style:style style:name="P47" style:family="paragraph" style:parent-style-name="Standard" style:list-style-name="L6">
      <style:paragraph-properties fo:margin-left="3.872cm" fo:margin-right="0cm" fo:text-indent="-0.635cm" style:auto-text-indent="false">
        <style:tab-stops/>
      </style:paragraph-properties>
      <style:text-properties fo:font-size="8pt" fo:font-style="normal" fo:font-weight="normal" style:font-size-asian="8pt" style:font-style-asian="normal" style:font-weight-asian="normal" style:font-size-complex="8pt" style:font-style-complex="normal" style:font-weight-complex="normal"/>
    </style:style>
    <style:style style:name="P48" style:family="paragraph" style:parent-style-name="Standard" style:list-style-name="L4">
      <style:paragraph-properties fo:margin-left="2.549cm" fo:margin-right="0cm" fo:text-indent="-0.635cm" style:auto-text-indent="false">
        <style:tab-stops/>
      </style:paragraph-properties>
    </style:style>
    <style:style style:name="P49" style:family="paragraph" style:parent-style-name="Standard" style:list-style-name="L4">
      <style:paragraph-properties fo:margin-left="2.549cm" fo:margin-right="0cm" fo:text-indent="-0.635cm" style:auto-text-indent="false">
        <style:tab-stops/>
      </style:paragraph-properties>
      <style:text-properties fo:font-size="8pt" fo:font-style="normal" fo:font-weight="normal" style:font-size-asian="8pt" style:font-style-asian="normal" style:font-weight-asian="normal" style:font-size-complex="8pt" style:font-style-complex="normal" style:font-weight-complex="normal"/>
    </style:style>
    <style:style style:name="P50" style:family="paragraph" style:parent-style-name="Standard" style:list-style-name="L4">
      <style:paragraph-properties fo:margin-left="2.574cm" fo:margin-right="0cm" fo:text-indent="-0.635cm" style:auto-text-indent="false">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list-style-name="L4">
      <style:paragraph-properties fo:margin-left="2.574cm" fo:margin-right="0cm" fo:text-align="justify" style:justify-single-word="false" fo:text-indent="-0.635cm" style:auto-text-indent="false">
        <style:tab-stops/>
      </style:paragraph-properties>
      <style:text-properties fo:font-size="10.5pt" style:font-size-asian="10.5pt" style:font-size-complex="10.5pt"/>
    </style:style>
    <style:style style:name="P52" style:family="paragraph" style:parent-style-name="Standard" style:list-style-name="L4">
      <style:paragraph-properties fo:margin-left="0.048cm" fo:margin-right="0cm"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53" style:family="paragraph" style:parent-style-name="Standard" style:list-style-name="L4">
      <style:paragraph-properties fo:margin-left="1.9cm" fo:margin-right="0cm" fo:text-indent="-0.649cm" style:auto-text-indent="false">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54" style:family="paragraph" style:parent-style-name="Standard" style:list-style-name="L4">
      <style:paragraph-properties fo:margin-left="1.9cm" fo:margin-right="0cm" fo:text-indent="-0.649cm" style:auto-text-indent="false">
        <style:tab-stops/>
      </style:paragraph-properties>
    </style:style>
    <style:style style:name="P55" style:family="paragraph" style:parent-style-name="Standard" style:list-style-name="L4">
      <style:paragraph-properties fo:margin-left="2.813cm" fo:margin-right="0cm" fo:text-indent="-0.649cm" style:auto-text-indent="false">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56" style:family="paragraph" style:parent-style-name="Standard">
      <style:paragraph-properties fo:margin-left="0cm" fo:margin-right="0cm" fo:text-indent="0cm" style:auto-text-indent="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center" style:justify-single-word="false" fo:break-before="page"/>
      <style:text-properties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58" style:family="paragraph" style:parent-style-name="Standard" style:list-style-name="L4">
      <style:paragraph-properties fo:text-align="start" style:justify-single-word="false" fo:break-before="page"/>
      <style:text-properties fo:font-size="16pt" fo:font-style="normal" fo:font-weight="bold" style:font-size-asian="16pt" style:font-style-asian="normal" style:font-weight-asian="bold" style:font-size-complex="16pt" style:font-style-complex="normal" style:font-weight-complex="bold"/>
    </style:style>
    <style:style style:name="P59" style:family="paragraph" style:parent-style-name="Standard" style:list-style-name="L9">
      <style:paragraph-properties fo:margin-left="1.298cm" fo:margin-right="0cm" fo:text-align="justify" style:justify-single-word="false" fo:text-indent="-0.025cm" style:auto-text-indent="false">
        <style:tab-stops/>
      </style:paragraph-properties>
      <style:text-properties fo:font-size="10.5pt" style:font-size-asian="10.5pt" style:font-size-complex="10.5pt"/>
    </style:style>
    <style:style style:name="P60" style:family="paragraph" style:parent-style-name="Standard" style:list-style-name="L4">
      <style:paragraph-properties fo:margin-left="0cm" fo:margin-right="0cm" fo:text-align="justify" style:justify-single-word="false" fo:text-indent="-0.025cm" style:auto-text-indent="false">
        <style:tab-stops/>
      </style:paragraph-properties>
      <style:text-properties fo:font-size="9pt" style:font-size-asian="9pt" style:font-size-complex="9pt"/>
    </style:style>
    <style:style style:name="P61" style:family="paragraph" style:parent-style-name="Standard">
      <style:paragraph-properties fo:margin-left="2.501cm" fo:margin-right="2.501cm" fo:text-align="center" style:justify-single-word="false" fo:text-indent="0cm" style:auto-text-indent="false"/>
      <style:text-properties fo:font-size="8pt" fo:font-style="normal" fo:font-weight="normal" style:font-size-asian="8pt" style:font-style-asian="normal" style:font-weight-asian="normal" style:font-size-complex="8pt" style:font-style-complex="normal" style:font-weight-complex="normal"/>
    </style:style>
    <style:style style:name="P62" style:family="paragraph">
      <style:paragraph-properties fo:text-align="center"/>
    </style:style>
    <style:style style:name="T1" style:family="text">
      <style:text-properties fo:font-size="8pt"/>
    </style:style>
    <style:style style:name="T2" style:family="text">
      <style:text-properties fo:font-size="8pt" style:font-size-asian="8pt" style:font-size-complex="8pt"/>
    </style:style>
    <style:style style:name="T3" style:family="text">
      <style:text-properties fo:font-size="8pt" fo:font-style="normal" fo:font-weight="normal" style:font-size-asian="8pt" style:font-style-asian="normal" style:font-weight-asian="normal" style:font-size-complex="8pt" style:font-style-complex="normal" style:font-weight-complex="normal"/>
    </style:style>
    <style:style style:name="T4" style:family="text">
      <style:text-properties fo:font-size="8pt" fo:font-style="italic" fo:font-weight="normal" style:font-size-asian="8pt" style:font-style-asian="italic" style:font-weight-asian="normal" style:font-size-complex="8pt" style:font-style-complex="italic" style:font-weight-complex="normal"/>
    </style:style>
    <style:style style:name="T5" style:family="text">
      <style:text-properties fo:font-size="8pt" fo:font-style="italic" style:font-size-asian="8pt" style:font-style-asian="italic" style:font-size-complex="8pt" style:font-style-complex="italic"/>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ize="10.5pt" style:font-size-asian="10.5pt" style:font-size-complex="10.5pt"/>
    </style:style>
    <style:style style:name="T16" style:family="text">
      <style:text-properties fo:font-size="10.5pt" fo:font-style="italic" style:font-size-asian="10.5pt" style:font-style-asian="italic" style:font-size-complex="10.5pt" style:font-style-complex="italic"/>
    </style:style>
    <style:style style:name="T17" style:family="text">
      <style:text-properties fo:font-weight="bold"/>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bold" style:font-weight-asian="bold" style:font-weight-complex="bold"/>
    </style:style>
    <style:style style:name="T22" style:family="text">
      <style:text-properties style:text-underline-style="none" fo:font-weight="normal" style:font-weight-asian="normal" style:font-weight-complex="normal"/>
    </style:style>
    <style:style style:name="T23" style:family="text">
      <style:text-properties fo:font-size="14pt" style:text-underline-style="none" style:font-size-asian="14pt" style:font-size-complex="14pt"/>
    </style:style>
    <style:style style:name="T24" style:family="text">
      <style:text-properties style:text-position="super 58%"/>
    </style:style>
    <style:style style:name="T25" style:family="text">
      <style:text-properties style:text-position="super 58%" fo:font-size="10.5pt" style:font-size-asian="10.5pt" style:font-size-complex="10.5pt"/>
    </style:style>
    <style:style style:name="T26" style:family="text">
      <style:text-properties style:text-position="super 58%" fo:font-size="10.5pt" fo:font-style="italic" style:font-size-asian="10.5pt" style:font-style-asian="italic" style:font-size-complex="10.5pt" style:font-style-complex="italic"/>
    </style:style>
    <style:style style:name="T27" style:family="text">
      <style:text-properties style:font-weight-asian="bold"/>
    </style:style>
    <style:style style:name="T28" style:family="text">
      <style:text-properties style:font-weight-complex="bold"/>
    </style:style>
    <style:style style:name="T29" style:family="text">
      <style:text-properties style:font-size-asian="8pt"/>
    </style:style>
    <style:style style:name="T30" style:family="text">
      <style:text-properties style:font-size-complex="8pt"/>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NORMA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OBJETIVOS PARA REDMINE v01r00</text:p>
      <text:list xml:id="list280370945" text:style-name="L1">
        <text:list-item>
          <text:p text:style-name="P43">Ser el Gestor de tareas de la Dirección General de Política Digital, tanto para gestión interna, como con proveedores.</text:p>
        </text:list-item>
        <text:list-item>
          <text:p text:style-name="P43">Ayudar a una Gestión por objetivos.</text:p>
        </text:list-item>
        <text:list-item>
          <text:p text:style-name="P43">Ayudar a tener contabilidad analítica de los Sistemas de información, pudiendo llegar al detalle de coste por producto.</text:p>
        </text:list-item>
        <text:list-item>
          <text:p text:style-name="P43">Tener referenciada, aunque no alojada, toda la documentación asociada a los Sistemas de información y proyectos.</text:p>
        </text:list-item>
      </text:list>
      <text:p text:style-name="P3"/>
      <text:p text:style-name="P9">ESTRUCTURA DE “CONTENEDORES” DEFINIDA</text:p>
      <text:p text:style-name="P61">(<text:span text:style-name="T10">notas importantes</text:span>: 1) deben aparecer en Redmine este orden, y 2) los de nivel 1, se resaltarán añadiendo repedidamente el carácter “-”, para así mejor la visibilidad en el desplegable de redmine)</text:p>
      <text:list xml:id="list757150996" text:style-name="L2">
        <text:list-item>
          <text:p text:style-name="P17"><text:span text:style-name="T18">“# NORMAS”</text:span></text:p>
          <text:p text:style-name="P17"><text:span text:style-name="T5">notas:</text:span></text:p>
          <text:p text:style-name="P17"><text:span text:style-name="T4">- En la wiki de la versión correspondiente, se incluirá los objetivos antes descritos para la versión, la estructura definida de “contenedores”, y las normas de uso que están en el siguiente apartado. <text:s/>Además, siempre se debe indicar: la fecha de aprobación, y la relación de coordinadores y jefes de servicio que la aprobaron.</text:span></text:p>
          <text:p text:style-name="P17"><text:span text:style-name="T4">- Además, la versión concreta en vigor, se resaltará cambiando su nombre por “# &lt;&lt;v99r99&gt;&gt; - EN VIGOR”</text:span></text:p>
          <text:list>
            <text:list-item>
              <text:p text:style-name="P17"><text:span text:style-name="T14">&lt;&lt;v99r99&gt;&gt;</text:span></text:p>
            </text:list-item>
            <text:list-item>
              <text:p text:style-name="P17"><text:span text:style-name="T14">…</text:span></text:p>
              <text:p text:style-name="P17"><text:span text:style-name="T14"/></text:p>
            </text:list-item>
          </text:list>
        </text:list-item>
        <text:list-item>
          <text:p text:style-name="P18">“DGPD” <text:span text:style-name="T4">(nota: las distintas unidades en los subcontenedores, deben aparecer por orden alfabético).</text:span></text:p>
          <text:list>
            <text:list-item>
              <text:p text:style-name="P20">&lt;&lt;siglas de la Unidad Orgánica: coordinación, servicio, etc.&gt;&gt;</text:p>
              <text:list>
                <text:list-item>
                  <text:p text:style-name="P17">“GENERAL”</text:p>
                </text:list-item>
                <text:list-item>
                  <text:p text:style-name="P17">“PROYECTOS”</text:p>
                  <text:list>
                    <text:list-header>
                      <text:p text:style-name="P22">notas:</text:p>
                      <text:p text:style-name="P22">- Son proyectos no asociados a ningún SISTEMAS DE INFORMACIÓN, y en el ámbito de esa Unidad Orgánica.</text:p>
                      <text:p text:style-name="P22">- En caso de terminar siéndolo, se pasaría todo a “SISTEMAS DE INFORMACIÓN”.</text:p>
                      <text:p text:style-name="P22">- Todo ticket asociado a un SISTEMAS DE INFORMACIÓN, debe estar en el Sistema correspondiente, y no aquí.</text:p>
                    </text:list-header>
                    <text:list-item>
                      <text:p text:style-name="P21">&lt;&lt;nombre PROYECTO 1&gt;&gt;</text:p>
                    </text:list-item>
                    <text:list-item>
                      <text:p text:style-name="P21">…</text:p>
                    </text:list-item>
                  </text:list>
                </text:list-item>
              </text:list>
            </text:list-item>
            <text:list-item>
              <text:p text:style-name="P18">…</text:p>
            </text:list-item>
          </text:list>
        </text:list-item>
        <text:list-item>
          <text:p text:style-name="P18">“SI-”&lt;&lt; nombre SISTEMA 1&gt;&gt; <text:span text:style-name="T4">(nota: el nombre debe ser corto. Ej.- AGATA).</text:span></text:p>
          <text:list>
            <text:list-item>
              <text:p text:style-name="P20">“DESARROLLO”</text:p>
              <text:list>
                <text:list-item>
                  <text:list>
                    <text:list-item>
                      <text:p text:style-name="P17">“GI”<text:span text:style-name="T19">-&lt;&lt; nombre SISTEMA 1&gt;&gt;</text:span></text:p>
                      <text:p text:style-name="P22">notas:</text:p>
                      <text:p text:style-name="P22">- Gestión interna. Tiene por objeto, alojar tickets no accesible al proveedor, privados a la dirección del proyecto. </text:p>
                      <text:p text:style-name="P22">- Si existe oficina técnica, y queremos separar los propios, de lo gestionado a través de la propia oficina técnica, crearesmos dos subcontenedores, con las correspondientes visibilidades: INTERNO y OFICINA TÉCNICA.</text:p>
                    </text:list-item>
                  </text:list>
                </text:list-item>
              </text:list>
            </text:list-item>
          </text:list>
        </text:list-item>
      </text:list>
      <text:p text:style-name="P1"/>
      <text:list xml:id="list527547173" text:continue-numbering="true" text:style-name="L2">
        <text:list-item>
          <text:list>
            <text:list-item>
              <text:list>
                <text:list-item>
                  <text:list>
                    <text:list-item>
                      <text:p text:style-name="P17">“PRODUCTOS”</text:p>
                      <text:list>
                        <text:list-item>
                          <text:p text:style-name="P17">“GENERAL”<text:span text:style-name="T19">-&lt;&lt; nombre SISTEMA 1&gt;&gt;</text:span></text:p>
                        </text:list-item>
                      </text:list>
                      <text:p text:style-name="P22">notas:</text:p>
                      <text:p text:style-name="P22">- incluirá todo aquello del Sistema de información, no asociado a ningún producto en particular. Por ejemplo, el soporte que se presta al usuario final.</text:p>
                      <text:list text:continue-numbering="true">
                        <text:list-item>
                          <text:p text:style-name="P17"><text:span text:style-name="T12">&lt;&lt;nombre PRODUCTO 1&gt;&gt;</text:span><text:span text:style-name="T13">-&lt;&lt; nombre SISTEMA 1&gt;&gt;</text:span></text:p>
                        </text:list-item>
                        <text:list-item>
                          <text:p text:style-name="P17">…</text:p>
                        </text:list-item>
                      </text:list>
                    </text:list-item>
                  </text:list>
                </text:list-item>
              </text:list>
            </text:list-item>
          </text:list>
        </text:list-item>
      </text:list>
      <text:p text:style-name="Standard"/>
      <text:list xml:id="list613522348" text:continue-numbering="true" text:style-name="L2">
        <text:list-item>
          <text:list>
            <text:list-item>
              <text:list>
                <text:list-item>
                  <text:list>
                    <text:list-item>
                      <text:p text:style-name="P17">“PROYECTOS”</text:p>
                      <text:list>
                        <text:list-item>
                          <text:p text:style-name="P17"><text:span text:style-name="T12">&lt;&lt;nombre PROYECTO1&gt;&gt;</text:span><text:span text:style-name="T13">-&lt;&lt; nombre SISTEMA 1&gt;&gt;</text:span></text:p>
                        </text:list-item>
                        <text:list-item>
                          <text:p text:style-name="P17">…</text:p>
                        </text:list-item>
                      </text:list>
                    </text:list-item>
                  </text:list>
                </text:list-item>
              </text:list>
            </text:list-item>
          </text:list>
        </text:list-item>
      </text:list>
      <text:p text:style-name="Standard"/>
      <text:list xml:id="list1870954812" text:continue-numbering="true" text:style-name="L2">
        <text:list-item>
          <text:list>
            <text:list-item>
              <text:p text:style-name="P20">“PRODUCCIÓN”</text:p>
            </text:list-item>
          </text:list>
        </text:list-item>
        <text:list-item>
          <text:p text:style-name="P20">...</text:p>
        </text:list-item>
        <text:list-item>
          <text:p text:style-name="P20">“SI-”&lt;&lt; nombre SISTEMA n&gt;&gt;</text:p>
        </text:list-item>
      </text:list>
      <text:p text:style-name="P9"/>
      <text:p text:style-name="P57">NORMAS DE USO</text:p>
      <text:p text:style-name="P4"/>
      <text:p text:style-name="P5">RELACIONADAS CON LA GESTIÓN DE TICKETS</text:p>
      <text:list xml:id="list796454341" text:style-name="L3">
        <text:list-header>
          <text:p text:style-name="P44"><text:span text:style-name="T11">NORMA 1</text:span><text:span text:style-name="T18">.</text:span> <text:span text:style-name="T6">Tipos de ticket definidos: </text:span></text:p>
          <text:list>
            <text:list-header>
              <text:p text:style-name="P45">“[OE]-objetivo estratégico”, </text:p>
              <text:p text:style-name="P45">“[OO]-objetivo operativo”, </text:p>
              <text:p text:style-name="P45">“[TR]-tarea”,</text:p>
              <text:p text:style-name="P45">“[EV]-evolutivo”,</text:p>
              <text:p text:style-name="P45">“[DF]-defectos”,</text:p>
              <text:p text:style-name="P45">“[OT]-orden de trabajo”.</text:p>
            </text:list-header>
          </text:list>
        </text:list-header>
      </text:list>
      <text:p text:style-name="P16">Todos, a excepción de [OT], tendrán los siguientes estados: “Nuevo”, “En curso”, “En espera”, “Cancelado”, “Resuelto”, “Cerrado”, siguiendo flujo definido (ver anexo).</text:p>
      <text:p text:style-name="P16"/>
      <text:p text:style-name="P3"><text:span text:style-name="T11">NORMA 2</text:span><text:span text:style-name="T18">. </text:span>Los [OE], se crearán siempre en:</text:p>
      <text:list xml:id="list1990816135" text:continue-numbering="true" text:style-name="L3">
        <text:list-item>
          <text:list>
            <text:list-item>
              <text:list>
                <text:list-header>
                  <text:p text:style-name="P26"><text:s/><text:span text:style-name="T2">/DGPD/&lt;&lt;nombre de la Unidad Orgánica&gt;&gt;/GENERAL/</text:span></text:p>
                </text:list-header>
              </text:list>
            </text:list-item>
          </text:list>
        </text:list-item>
      </text:list>
      <text:p text:style-name="P3">asociada a su ámbito.</text:p>
      <text:p text:style-name="P3">Los [OO], se podrán crear en cualquier contenedor asociado a su ámbito funcional, pero debiendo tener siempre relacionado un [OE].</text:p>
      <text:p text:style-name="P15"/>
      <text:p text:style-name="P15">(<text:span text:style-name="T10">nota aclaratoria</text:span>: la gestión por objetivos, se obtendrá en base a consultas en Redmine, con el detalle de todas las OT's que contribuyen a cada objetivo. Pero la evaluación no será automática, sino del gestor, que en base a esa información, y los indicadores que tuviera definidos, concretará sus resultados).</text:p>
      <text:p text:style-name="P3"/>
      <text:p text:style-name="P3"><text:span text:style-name="T11">NORMA 3</text:span><text:span text:style-name="T18">. </text:span><text:s/>Las [TR], se podrán crear en cuaquier contenedor asociado a su ámbito funcional. Además, en el caso de tener coste asociado, debe tener siempre como padre, la [OT] correspondiente.</text:p>
      <text:p text:style-name="P3"/>
      <text:p text:style-name="P3"><text:span text:style-name="T11">NORMA 4</text:span><text:span text:style-name="T18">. </text:span>Las [EV] se usarán para los desarrollos evolutivos, y los [DF] para los correctivos. la [DF] será el único tipo que podrá crear la Oficina de Calidad, dentro del producto correspondiente, asociado a los informes de certificación emitidos.</text:p>
      <text:p text:style-name="P3"/>
      <text:p text:style-name="P3"><text:span text:style-name="T11">NORMA 5</text:span><text:span text:style-name="T18">. </text:span>Las [OT] se crearán y seguiran el flujo definido (ver anexo), que regula su aprobación. Y, se podrán crear en:</text:p>
      <text:list xml:id="list836147425" text:style-name="L4">
        <text:list-item>
          <text:list>
            <text:list-item>
              <text:list>
                <text:list-item>
                  <text:p text:style-name="P27">para aquellas asociadas a un Sistema de información:</text:p>
                  <text:list>
                    <text:list-item>
                      <text:p text:style-name="P27">en relación a los <text:span text:style-name="T10">trabajos de desarrollos</text:span>:</text:p>
                      <text:list>
                        <text:list-item>
                          <text:p text:style-name="P27">Para el mantenimiento de un Sistema de información, se crearán dentro del producto correspondiente, asociado a la versión (categoría correspondiente). Pudiendo haber varias [OT] por versión.</text:p>
                        </text:list-item>
                        <text:list-item>
                          <text:p text:style-name="P27">Cuando para el Sistema de información, se cree un proyecto, es decir un trabajo de cierta entidad, asociada a un único producto o a varios, se creará un contenedor dentro de:</text:p>
                          <text:p text:style-name="P24">/SISTEMAS DE INFORMACION/&lt;&lt;nombre SISTEMA n&gt;&gt;/DESARROLLO/PROYECTOS/</text:p>
                        </text:list-item>
                      </text:list>
                    </text:list-item>
                  </text:list>
                </text:list-item>
              </text:list>
            </text:list-item>
          </text:list>
        </text:list-item>
      </text:list>
      <text:p text:style-name="P12">No obstante, las [OT] correspondiente a los cambios en un producto se crearán siempre en el propio producto. Es decir, en:</text:p>
      <text:list xml:id="list1499884006" text:style-name="L5">
        <text:list-item>
          <text:list>
            <text:list-item>
              <text:list>
                <text:list-item>
                  <text:list>
                    <text:list-header>
                      <text:p text:style-name="P46">/SISTEMAS DE INFORMACION/&lt;&lt;nombre SISTEMA n&gt;&gt;/DESARROLLO/PRODUCTOS/&lt;&lt;nombre PRODUCTO n&gt;&gt;</text:p>
                    </text:list-header>
                  </text:list>
                </text:list-item>
              </text:list>
            </text:list-item>
          </text:list>
        </text:list-item>
      </text:list>
      <text:p text:style-name="P12">Aunque siendo recomendable que en su descripción refiera que surge a raíz de tal proyecto, y siendo siempre disjunta respecto a otras [OT] que puedan referir otros trabajos, también incluidos en esa misma versión.</text:p>
      <text:p text:style-name="P12">Estando por tanto, este nuevo contenedor para el proyecto, en relación a [OT], <text:s/>dedicado únicamente a alojar aquellas dedicadas a la gestión del propio proyecto. Y con independencia que tengamos referencia de las ubicadas en los productos.</text:p>
      <text:list xml:id="list1629131894" text:continue-list="list836147425" text:style-name="L4">
        <text:list-item>
          <text:list>
            <text:list-item>
              <text:list>
                <text:list-item>
                  <text:list>
                    <text:list-item>
                      <text:list>
                        <text:list-item>
                          <text:p text:style-name="P27">Aquellas tareas generales, como por ejemplo el soporte al Sistema de información, <text:s/>no asociadas a ningún producto en concreto, se crearán en:</text:p>
                        </text:list-item>
                      </text:list>
                    </text:list-item>
                  </text:list>
                </text:list-item>
              </text:list>
            </text:list-item>
          </text:list>
        </text:list-item>
      </text:list>
      <text:list xml:id="list191942914" text:style-name="L6">
        <text:list-item>
          <text:list>
            <text:list-item>
              <text:list>
                <text:list-item>
                  <text:list>
                    <text:list-header>
                      <text:p text:style-name="P47">/SISTEMAS DE INFORMACION/&lt;&lt;nombre SISTEMA n&gt;&gt;/DESARROLLO/GENERAL/</text:p>
                    </text:list-header>
                  </text:list>
                </text:list-item>
              </text:list>
            </text:list-item>
          </text:list>
        </text:list-item>
      </text:list>
      <text:list xml:id="list1286328969" text:continue-list="list1629131894" text:style-name="L4">
        <text:list-item>
          <text:list>
            <text:list-item>
              <text:list>
                <text:list-item>
                  <text:list>
                    <text:list-item>
                      <text:p text:style-name="P27"><text:soft-page-break/>y, para los trabajos <text:span text:style-name="T10">asociados a la producción y explotación</text:span>:</text:p>
                      <text:p text:style-name="P27">Se crearán siempre dentro de:</text:p>
                    </text:list-item>
                  </text:list>
                </text:list-item>
              </text:list>
            </text:list-item>
          </text:list>
        </text:list-item>
      </text:list>
      <text:p text:style-name="P2"><text:tab/><text:tab/><text:tab/>/SISTEMAS DE INFORMACION/&lt;&lt;nombre SISTEMA n&gt;&gt;/PRODUCCION</text:p>
      <text:p text:style-name="P13">Pudiendo crearse y alojarse en subcontenedores, si así se entiende necesario.</text:p>
      <text:list xml:id="list1397612870" text:continue-numbering="true" text:style-name="L4">
        <text:list-item>
          <text:list>
            <text:list-item>
              <text:list>
                <text:list-item>
                  <text:p text:style-name="P27">para los proyectos generales, no asociados a ningún Sistemas de información. Se crearán alojados en:</text:p>
                </text:list-item>
              </text:list>
              <text:p text:style-name="P48"><text:span text:style-name="T6"><text:s/></text:span><text:span text:style-name="T3">/DGPD/&lt;&lt;nombre de la Unidad Orgánica&gt;&gt;/GENERAL/ </text:span><text:span text:style-name="T6">, o</text:span></text:p>
              <text:p text:style-name="P49"><text:s/>/DGPD/&lt;&lt;nombre de la Unidad Orgánica&gt;&gt;/PROYECTOS/&lt;&lt;nombre proyecto&gt;&gt;</text:p>
              <text:p text:style-name="P50">asociado al ámbito de la unidad orgánica que lo promueve.</text:p>
            </text:list-item>
          </text:list>
        </text:list-item>
      </text:list>
      <text:p text:style-name="P3"/>
      <text:p text:style-name="P15">(<text:span text:style-name="T10">nota aclaratoria</text:span>: la contabilidad analítica por sistema de información, producto y proyecto, se obtendrá en base a hojas de cálculo, con apoyo de consultas en Redmine de las [OT]).</text:p>
      <text:p text:style-name="P3"/>
      <text:p text:style-name="P3"/>
      <text:p text:style-name="P5">RELACIONADAS CON LA GESTIÓN DOCUMENTAL</text:p>
      <text:p text:style-name="P3"/>
      <text:p text:style-name="P3"><text:span text:style-name="T11">NORMA 6</text:span><text:span text:style-name="T18">. </text:span>Cada SISTEMA DE INFORMACIÓN (<text:span text:style-name="T2">/SISTEMAS DE INFORMACION/&lt;&lt;nombre SISTEMA n&gt;&gt;/)</text:span>, debe mantener actualizado en wiki, una <text:span text:style-name="T10">ficha básica</text:span> del mismo, donde incluya, al menos:</text:p>
      <text:list xml:id="list636219770" text:continue-numbering="true" text:style-name="L4">
        <text:list-item>
          <text:list>
            <text:list-item>
              <text:p text:style-name="P27">Denominación del Sistema de información.</text:p>
            </text:list-item>
            <text:list-item>
              <text:p text:style-name="P27">Breve descripción funcional del Sistema de Información.</text:p>
            </text:list-item>
            <text:list-item>
              <text:p text:style-name="P27">Director técnico para desarrollo.</text:p>
            </text:list-item>
            <text:list-item>
              <text:p text:style-name="P27">Director técnico para producción.</text:p>
            </text:list-item>
            <text:list-item>
              <text:p text:style-name="P27">Entorno tecnológico.</text:p>
            </text:list-item>
            <text:list-item>
              <text:p text:style-name="P27">Entorno de desarrollo.</text:p>
            </text:list-item>
            <text:list-item>
              <text:p text:style-name="P27">Soporte a usuarios finales.</text:p>
            </text:list-item>
          </text:list>
        </text:list-item>
      </text:list>
      <text:p text:style-name="P3"/>
      <text:p text:style-name="P3"><text:span text:style-name="T11">NORMA 7</text:span><text:span text:style-name="T21">. </text:span>Con carácter general, la documentación nunca se alojará en Redmine, sólo se referenciará mediente enlaces.</text:p>
      <text:p text:style-name="P3"/>
      <text:p text:style-name="P3"><text:span text:style-name="T11">NORMA 8</text:span>. Se dispondrá de tres repositorios en Redmine accesibles en sólo lectura, de documentación:</text:p>
      <text:list xml:id="list1761806891" text:continue-numbering="true" text:style-name="L4">
        <text:list-item>
          <text:list>
            <text:list-item>
              <text:p text:style-name="P27"><text:span text:style-name="T10">Red local</text:span>, con una estructura idéntica a la existe en Redmine, dentro del directorio “/SCI/_DGPD/”. Se usuará principalmente para alojar toda la documentación interna a la Dirección General de Política Digital.</text:p>
            </text:list-item>
            <text:list-item>
              <text:p text:style-name="P31"><text:span text:style-name="T7">Alfresco</text:span><text:span text:style-name="T6">. Se usará principalmente para alojar entregas de documentación del proveedor, debiendo existir un espacio por Sistema de información.</text:span></text:p>
            </text:list-item>
            <text:list-item>
              <text:p text:style-name="P31"><text:span text:style-name="T7">Subversion</text:span><text:span text:style-name="T6">. Se usará principalmente para alojar los fuentes, incluidas las entregas de los fuentes por parte del proveedor.</text:span></text:p>
            </text:list-item>
          </text:list>
        </text:list-item>
      </text:list>
      <text:p text:style-name="P28">Al crear todo nueva unidad orgánica (/DGPD/&lt;&lt;nombre&gt;&gt;), o sistema de información (/”SI-”&lt;&lt;nombre&gt;&gt;/), se deberá detallar aquellos repositorios que serán visibles, indicando el usuario/clave por respositorio con el que se realizará el acceso, para esa unidad o sistema de información en particular.</text:p>
      <text:p text:style-name="P28"/>
      <text:p text:style-name="P56">(<text:span text:style-name="T10">nota aclaratoria</text:span>: la documentación se creará en esos repositorios, no a través de Redmine, sino a través las terceras herramientas correspondientes: red local, Alfresco y subversion).</text:p>
      <text:p text:style-name="P6"/>
      <text:p text:style-name="P5">RELACIONADAS CON LA GESTIÓN DE PERMISOS</text:p>
      <text:p text:style-name="P4"/>
      <text:p text:style-name="P7"><text:span text:style-name="T10">NORMA 9</text:span><text:span text:style-name="T22">. En relación a la gestión de perminos, c</text:span><text:span text:style-name="T19">on carácter general:</text:span></text:p>
      <text:list xml:id="list1305150258" text:style-name="L7">
        <text:list-item>
          <text:list>
            <text:list-item>
              <text:p text:style-name="P32">Todo personal interno tendrá acceso de lectura y escritura a todo, a excepción de “#NORMAS”, que tendrá acceso sólo de lectura.</text:p>
            </text:list-item>
            <text:list-item>
              <text:p text:style-name="P29">Todo proveedor accederá con permisos de lectura y escritura SÓLO a los productos y proyectos que tenga contratado.</text:p>
            </text:list-item>
            <text:list-item>
              <text:p text:style-name="P29"><text:soft-page-break/>Si se requiere privacidad por algún motivo concreto, se creará un “CONTENEDOR”, y se limitará el acceso que corresponda a él. </text:p>
              <text:p text:style-name="P29">Por ejemplo, el referido para la Oficina técnica dentro de:</text:p>
            </text:list-item>
          </text:list>
        </text:list-item>
      </text:list>
      <text:p text:style-name="P14">/SISTEMAS DE INFORMACION/&lt;&lt;nombre SISTEMA n&gt;&gt;/DESARROLLO/GESTIÓN INTERNA/</text:p>
      <text:list xml:id="list2050532557" text:continue-list="list1761806891" text:style-name="L4">
        <text:list-header>
          <text:p text:style-name="P52"/>
          <text:p text:style-name="P52">Por lo tanto, se identifican a priori, los siguientes roles:</text:p>
        </text:list-header>
      </text:list>
      <text:list xml:id="list1820454420" text:continue-list="list1305150258" text:style-name="L7">
        <text:list-item>
          <text:list>
            <text:list-item text:start-value="1">
              <text:p text:style-name="P29">Administrador, Acceso completo a todo, con permisos de administración en Redmine.</text:p>
            </text:list-item>
            <text:list-item>
              <text:p text:style-name="P29">Personal interno a la Dirección General de Política Digital. Acceso completo a todo, a excepción de “#NORMAS”, donde tendrá únicamente permiso de lectura.</text:p>
            </text:list-item>
            <text:list-item>
              <text:p text:style-name="P29">Proveedor por sistema de información, para desarrollo. Acceso completo únicamente a los proyectos y proyectos que gestiona, dentro del Sistema de información concreto. Es decir, acceso a:</text:p>
            </text:list-item>
          </text:list>
        </text:list-item>
      </text:list>
      <text:p text:style-name="P14">/SISTEMAS DE INFORMACION/&lt;&lt;nombre SISTEMA n&gt;&gt;/DESARROLLO/PRODUCTOS/GENERAL/</text:p>
      <text:p text:style-name="P14">/SISTEMAS DE INFORMACION/&lt;&lt;nombre SISTEMA n&gt;&gt;/DESARROLLO/PRODUCTOS/&lt;&lt;PRODUCTO n&gt;&gt;/</text:p>
      <text:p text:style-name="P14">/SISTEMAS DE INFORMACION/&lt;&lt;nombre SISTEMA n&gt;&gt;/DESARROLLO/PROYECTOS/&lt;&lt;PROYECTO n&gt;&gt;/</text:p>
      <text:list xml:id="list1023595669" text:continue-numbering="true" text:style-name="L7">
        <text:list-item>
          <text:list>
            <text:list-item>
              <text:p text:style-name="P29">Oficina técnica, como apoyo en la gestión y control del proyectos. Igual al proveedor, añadiendo: </text:p>
              <text:p text:style-name="P25">/SISTEMAS DE INFORMACION/&lt;&lt;nombre SISTEMA n&gt;&gt;/DESARROLLO/GESTIÓN INTERNA/OFICINA TÉCNICA/</text:p>
            </text:list-item>
            <text:list-item>
              <text:p text:style-name="P29">Oficina de calidad, para certificación de entregas. Igual al proveedor, pero sólo en lectura. Y con la posibilidad de crear ticket [DF].</text:p>
            </text:list-item>
          </text:list>
        </text:list-item>
      </text:list>
      <text:p text:style-name="P6"/>
      <text:p text:style-name="P28">Para crear una nueva unidad orgánica (/DGPD/&lt;&lt;nombre&gt;&gt;), o sistema de información (/”SI-”&lt;&lt;nombre&gt;&gt;/), se deberá cursar petición al administrador de Redmine, quién la creará acorde con la estructura de contenedores definida, y con permisos para crear subcontenedores.</text:p>
      <text:p text:style-name="P6"/>
      <text:p text:style-name="P6"/>
      <text:p text:style-name="P5">RELACIONADAS CON LA NOMENCLATURA DE NOMBRE DE FICHEROS</text:p>
      <text:p text:style-name="P4"/>
      <text:p text:style-name="P7"><text:span text:style-name="T10">NORMA 10</text:span><text:span text:style-name="T20">. </text:span><text:span text:style-name="T19">De forma genérica, los documentos seguirán la siguiente nomenclatura: </text:span></text:p>
      <text:p text:style-name="P3"/>
      <text:list xml:id="list1843844278" text:continue-list="list2050532557" text:style-name="L4">
        <text:list-header>
          <text:p text:style-name="P27">[FechaCreacción] _[TipoDocumento]_[Sistema de información-Proyecto]_[Version]</text:p>
        </text:list-header>
      </text:list>
      <text:p text:style-name="P3"/>
      <text:p text:style-name="P3"><text:tab/><text:tab/>Ejemplos: </text:p>
      <text:p text:style-name="P3"><text:tab/><text:tab/><text:tab/><text:tab/>“20131218_ACT_RedProfesional-IntegraciónCJI_v01r00”</text:p>
      <text:p text:style-name="P3"><text:tab/><text:tab/><text:tab/><text:tab/>“20140102_INF_PropuestaObjetivos2014_1.0.0.0”</text:p>
      <text:p text:style-name="P3"/>
      <text:list xml:id="list1060670757" text:continue-numbering="true" text:style-name="L4">
        <text:list-header>
          <text:p text:style-name="P27">donde : </text:p>
          <text:p text:style-name="P53"><text:span text:style-name="T10">Fecha de Creación</text:span>, en formato AAAAMMDD: Fecha de creación del documento. Hay que tener en cuenta que las actualizaciones de un documento, no refrescan el nombre con el que fue subido la primera vez.</text:p>
          <text:p text:style-name="P53"><text:span text:style-name="T10">Sistema de información-Proyecto</text:span>: Identificará el Sistema de información y proyecto dentro del mismo, o proyecto en si mismo, si no está asociado a ningún Sistema de información.</text:p>
          <text:p text:style-name="P53">En cualquier caso, debe coincidir con los o el definido en Redmine.</text:p>
          <text:p text:style-name="P54"><text:span text:style-name="T7">Versión</text:span><text:span text:style-name="T6">: Versión del documento (v), incluyendo sus posibles revisiones (r), siguiendo la siguiente nomenclatura: v99.r99 (nota: v00 cuando el estado del documento sea borrador). </text:span></text:p>
          <text:p text:style-name="P53"><text:span text:style-name="T10">[TipoDocumento]</text:span>: Siglas del tipo de documento, atendiendo a la siguientes relación:</text:p>
          <text:p text:style-name="P55">ACT: Acta o notas de reunión </text:p>
          <text:p text:style-name="P55">INF: Informe genérico</text:p>
          <text:p text:style-name="P55">DOC: Documento genérico.</text:p>
          <text:p text:style-name="P55">ISP: Informe de Seguimiento</text:p>
          <text:p text:style-name="P55">INF: Informe genérico</text:p>
          <text:p text:style-name="P55">NG: Normas de Gestión del proyecto </text:p>
          <text:p text:style-name="P55">ASI: Análisis del Sistema </text:p>
          <text:p text:style-name="P55"><text:soft-page-break/>IRQ: Requisitos del Sistema </text:p>
          <text:p text:style-name="P55">DSI: Diseño del Sistema </text:p>
          <text:p text:style-name="P55">FUN: Pruebas Funcionales del Sistema </text:p>
          <text:p text:style-name="P55">USU: Manual de Usuario del Sistema </text:p>
          <text:p text:style-name="P55">ADM: Manual de Administrador del Sistema </text:p>
          <text:p text:style-name="P55">INS: Manual de Instalación del proyecto </text:p>
          <text:p text:style-name="P55">INT: Manual de Integración del Proyecto </text:p>
          <text:p text:style-name="P36"><text:span text:style-name="T9"/></text:p>
          <text:p text:style-name="P58"><text:span text:style-name="T10">ANEXO</text:span><text:span text:style-name="T20">: </text:span></text:p>
          <text:list text:continue-numbering="true">
            <text:list-header>
              <text:p text:style-name="P35">FLUJO GENÉRICO</text:p>
              <text:p text:style-name="P37"><text:span text:style-name="T20">&lt;&lt;falta&gt;&gt;</text:span></text:p>
            </text:list-header>
          </text:list>
          <text:p text:style-name="P36">FLUJO DE LA PETICIÓN TIPO “[OT]–Orden de trabajo”</text:p>
          <text:p text:style-name="P33"/>
          <text:p text:style-name="P31"><draw:custom-shape text:anchor-type="paragraph" draw:z-index="0" draw:style-name="gr1" svg:width="7.145cm" svg:height="1.588cm" svg:x="6.518cm" svg:y="0.459cm"><text:p text:style-name="P62">NUEV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1"/>
          <text:p text:style-name="P31"/>
          <text:p text:style-name="P31"/>
          <text:p text:style-name="P31"><draw:custom-shape text:anchor-type="paragraph" draw:z-index="8" draw:style-name="gr2" svg:width="0.597cm" svg:height="3.64cm" svg:x="7.213cm" svg:y="0.09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9" draw:style-name="gr2" svg:width="0.662cm" svg:height="3.738cm" svg:x="12.437cm" svg:y="0.099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0" draw:style-name="gr2" svg:width="0.662cm" svg:height="1.026cm" svg:x="9.858cm" svg:y="0.099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31"/>
          <text:p text:style-name="P31"><draw:custom-shape text:anchor-type="paragraph" draw:z-index="1" draw:style-name="gr1" svg:width="3.837cm" svg:height="1.588cm" svg:x="8.172cm" svg:y="0.15cm"><text:p text:style-name="P62">PROPUEST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1"/>
          <text:p text:style-name="P31"/>
          <text:p text:style-name="P31"><draw:custom-shape text:anchor-type="paragraph" draw:z-index="6" draw:style-name="gr3" svg:width="0.662cm" svg:height="1.027cm" svg:x="8.634cm" svg:y="0.277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7" draw:style-name="gr3" svg:width="0.662cm" svg:height="1.126cm" svg:x="10.818cm" svg:y="0.277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31"/>
          <text:p text:style-name="P31"><draw:custom-shape text:anchor-type="paragraph" draw:z-index="3" draw:style-name="gr1" svg:width="4.396cm" svg:height="1.588cm" svg:x="10.289cm" svg:y="0.429cm"><text:p text:style-name="P62">CANCELAD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style-name="gr1" svg:width="4.134cm" svg:height="1.588cm" svg:x="5.627cm" svg:y="0.33cm"><text:p text:style-name="P62">APROBAD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1"/>
          <text:p text:style-name="P31"/>
          <text:p text:style-name="P31"><draw:custom-shape text:anchor-type="paragraph" draw:z-index="5" draw:style-name="gr2" svg:width="0.662cm" svg:height="0.909cm" svg:x="7.227cm" svg:y="0.457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31"/>
          <text:p text:style-name="P31"><draw:custom-shape text:anchor-type="paragraph" draw:z-index="4" draw:style-name="gr1" svg:width="4.127cm" svg:height="1.588cm" svg:x="5.405cm" svg:y="0.392cm"><text:p text:style-name="P62">RESUELT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1"/>
          <text:p text:style-name="P31"/>
          <text:p text:style-name="P31"/>
          <text:p text:style-name="P31"><draw:custom-shape text:anchor-type="paragraph" draw:z-index="12" draw:style-name="gr3" svg:width="0.662cm" svg:height="0.918cm" svg:x="7.179cm" svg:y="0.032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31"/>
          <text:p text:style-name="P31"><draw:custom-shape text:anchor-type="paragraph" draw:z-index="11" draw:style-name="gr1" svg:width="4.127cm" svg:height="1.588cm" svg:x="5.427cm" svg:y="0.005cm"><text:p text:style-name="P62">CERRAD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1"/>
        </text:list-header>
      </text:list>
      <text:p text:style-name="P8"/>
      <text:p text:style-name="P8"/>
      <text:p text:style-name="P8"/>
      <text:p text:style-name="P8"/>
      <text:list xml:id="list1872368163" text:continue-numbering="true" text:style-name="L4">
        <text:list-header>
          <text:p text:style-name="P19">EXPLICACIÓN DEL FLUJO</text:p>
        </text:list-header>
      </text:list>
      <text:p text:style-name="P10"/>
      <text:list xml:id="list120189317" text:continue-list="list1872368163" text:style-name="L4">
        <text:list-item text:start-value="1">
          <text:p text:style-name="P38"><text:span text:style-name="T15">En base a la planificación de trabajos acordados con el Director Técnico de la DGPD, inicia la [OT] el proveedor en estado </text:span><text:span text:style-name="T16">NUEVA.</text:span></text:p>
          <text:p text:style-name="P40">Se rellenarán obligatoriamente los siguientes campos:</text:p>
          <text:list>
            <text:list-item>
              <text:p text:style-name="P51">tema dándole un título, </text:p>
            </text:list-item>
            <text:list-item>
              <text:p text:style-name="P51"><text:span text:style-name="T12">IMPORTE ESTIMADO</text:span><text:span text:style-name="T24">(*)</text:span> (importe final estimado que irá a factura, con todo incluido: IVA, etc.),</text:p>
              <text:p text:style-name="P51">(nota: debe coincidir con el total de horas base estimadas total, que se calcula automáticamente en base a los tickes hijos).</text:p>
            </text:list-item>
            <text:list-item>
              <text:p text:style-name="P51">y, una breve descripción.</text:p>
            </text:list-item>
            <text:list-item>
              <text:p text:style-name="P51">Además, para el caso de Desarrollo, se debe categorizarla en una versión.</text:p>
            </text:list-item>
          </text:list>
          <text:p text:style-name="P40">Y se pondrán como tickets hijos, todos tickets [TR]-tareas, [EV]-evolutivo y [DF]-defectos, que componen la OT propuesta.</text:p>
          <text:p text:style-name="P40">Si la OT se descarta por el propio proveedor, puede borrarla, o pasarla a <text:span text:style-name="T12">CANCELADO</text:span>.</text:p>
        </text:list-item>
      </text:list>
      <text:p text:style-name="P11"/>
      <text:list xml:id="list696553724" text:continue-numbering="true" text:style-name="L4">
        <text:list-item>
          <text:p text:style-name="P40">Cuando el proveedor considere que la OT está completa, la pasa a fase de <text:span text:style-name="T12">PROPUESTA</text:span>.</text:p>
        </text:list-item>
      </text:list>
      <text:p text:style-name="P11"/>
      <text:list xml:id="list393894563" text:continue-numbering="true" text:style-name="L4">
        <text:list-item>
          <text:p text:style-name="P40">El Director técnico de la DGPD, o en su defecto la persona en el que éste delegue, tras evaluarla:</text:p>
          <text:list>
            <text:list-item>
              <text:p text:style-name="P40">Si se acepta, se pasa a la fase <text:span text:style-name="T12">APROBADA</text:span>, tras la cual el proveedor podrá comenzar los trabajos, pero NO ANTES. </text:p>
              <text:p text:style-name="P40"><text:soft-page-break/>Por seguridad, se recomienda que se añada como comentario, el total de horas base e importe estimados, que han sido aprobados.</text:p>
              <text:p text:style-name="P40">Además, añadirá como tickets relacionados los [OO] a los que contribuyen.</text:p>
            </text:list-item>
          </text:list>
        </text:list-item>
      </text:list>
      <text:list xml:id="list171177747" text:style-name="L8">
        <text:list-item>
          <text:list>
            <text:list-item>
              <text:p text:style-name="P39"><text:span text:style-name="T15">Si no se acepta, se pasa a la fase </text:span><text:span text:style-name="T16">CANCELADO</text:span><text:span text:style-name="T15">, debiendo rellenar añadir un comentatario indicando el motivo de desestimación</text:span><text:span text:style-name="T15"> para conocimiento del proveedor, tras lo cual el proveedor puede revisarla pasándola nuevamente al estado </text:span><text:span text:style-name="T16">NUEVA</text:span><text:span text:style-name="T15"> para su subsanación.</text:span></text:p>
            </text:list-item>
          </text:list>
        </text:list-item>
      </text:list>
      <text:p text:style-name="P11"/>
      <text:list xml:id="list1757780062" text:continue-list="list393894563" text:style-name="L4">
        <text:list-item>
          <text:p text:style-name="P38"><text:span text:style-name="T15">Tras terminar los trabajos, el proveedor la pasará a </text:span><text:span text:style-name="T16">RESUELTO</text:span><text:span text:style-name="T15">, debiendo rellenar el campo </text:span><text:span text:style-name="T16">IMPORTE FINAL</text:span><text:span text:style-name="T25">(*)</text:span><text:span text:style-name="T15"> <text:s/>(igualmente, será el importe a facturar, con todo incluido), y el campo </text:span><text:span text:style-name="T16">JUSTIFICACIÓN DESVÍO</text:span><text:span text:style-name="T26">(*)</text:span><text:span text:style-name="T15"> si procede. </text:span></text:p>
        </text:list-item>
      </text:list>
      <text:p text:style-name="P11"/>
      <text:list xml:id="list1184836388" text:continue-numbering="true" text:style-name="L4">
        <text:list-item>
          <text:p text:style-name="P38"><text:span text:style-name="T15">El Director Técnico, comprobará si es correcto que los trabajos están finalizados, y si es así la pasará a </text:span><text:span text:style-name="T16">CERRADO</text:span><text:span text:style-name="T15">, tras lo cual la OT podrá pasar a facturación.</text:span></text:p>
        </text:list-item>
      </text:list>
      <text:list xml:id="list914660613" text:style-name="L9">
        <text:list-item>
          <text:list>
            <text:list-header>
              <text:p text:style-name="P59">Por seguridad, se recomienda que se añada como comentario, el total de horas base e importe estimados, que han sido aprobados.</text:p>
              <text:p text:style-name="P59"/>
            </text:list-header>
          </text:list>
        </text:list-item>
      </text:list>
      <text:list xml:id="list968152402" text:continue-list="list1184836388" text:style-name="L4">
        <text:list-header>
          <text:p text:style-name="P60">Notas: </text:p>
        </text:list-header>
      </text:list>
      <text:list xml:id="list2130546833" text:style-name="L10">
        <text:list-item>
          <text:p text:style-name="P41"><text:span text:style-name="T24">(*)</text:span> corresponde con campos nuevos que, desde la administración de Redmine, se crearan para este tipo de ticket.</text:p>
        </text:list-item>
        <text:list-item>
          <text:p text:style-name="P41">En cualquier momento se podrá dar marcha atrás a cualquier estado o cambiar algún dato, quedando reflejo de los cambios. No obstante, debe respetarse el modificar acorde con el estado en el que se encuentre la OT.</text:p>
        </text:list-item>
        <text:list-item>
          <text:p text:style-name="P41">Los cambios de estado en color rojo sólo los podrá hacer el Director técnico de la DGPD, o personas en las que éste delegue, según permisos que deben estás sí establecido.</text:p>
        </text:list-item>
        <text:list-item>
          <text:p text:style-name="P42">El plazo de finalización de los trabajos vendrá asociado a la versión donde esté categorizada la OT.</text:p>
        </text:list-item>
        <text:list-item>
          <text:p text:style-name="P42">Todos los trabajadores, imputarán siempre en horas base (haciendo cada perfil la regla de tres correspondiente, sabiendo que 1 hora base serán lo equivante a un perfil cuyo coste es 10€, incluido todos sus costes asociados: IVA, etc.). Preferiblemente al terminar su jornada laboral, sobre los tickets que han trabajado: [TR] o [DF].</text:p>
        </text:list-item>
        <text:list-item>
          <text:p text:style-name="P42">Se recomienda que el Director técnico mantenga una hoja de cálculo, donde tenga inventariada todas las [OT] que aprueba, y con las columnas necesarias, para tener el control económico de cada contrato. Esto con independencia de las hojas de cálculo que entienda necesarias para tener contabilidad analítica de los Sistemas de informació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443cm" fo:margin-right="1.39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R.Sáez</meta:initial-creator>
    <meta:creation-date>2013-12-10T15:09:51</meta:creation-date>
    <dc:date>2014-01-09T19:12:44</dc:date>
    <dc:creator>Manuel R.Sáez</dc:creator>
    <meta:editing-duration>PT08H37M35S</meta:editing-duration>
    <meta:editing-cycles>158</meta:editing-cycles>
    <meta:generator>OpenOffice.org/3.2$Linux OpenOffice.org_project/320m12$Build-9483</meta:generator>
    <meta:document-statistic meta:table-count="0" meta:image-count="0" meta:object-count="0" meta:page-count="7" meta:paragraph-count="170" meta:word-count="2257" meta:character-count="14527"/>
  </office:meta>
</office:document-meta>
</file>